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40ac" officeooo:paragraph-rsid="000a40ac"/>
    </style:style>
    <style:style style:name="P2" style:family="paragraph" style:parent-style-name="Standard">
      <style:paragraph-properties fo:text-align="start" style:justify-single-word="false"/>
      <style:text-properties officeooo:rsid="000a40ac" officeooo:paragraph-rsid="000a40ac"/>
    </style:style>
    <style:style style:name="P3" style:family="paragraph" style:parent-style-name="Standard">
      <style:paragraph-properties fo:text-align="start" style:justify-single-word="false"/>
      <style:text-properties officeooo:rsid="000a40ac" officeooo:paragraph-rsid="000ade26"/>
    </style:style>
    <style:style style:name="P4" style:family="paragraph" style:parent-style-name="Standard">
      <style:paragraph-properties fo:text-align="start" style:justify-single-word="false"/>
      <style:text-properties officeooo:rsid="000a40ac" officeooo:paragraph-rsid="000b8337"/>
    </style:style>
    <style:style style:name="P5" style:family="paragraph" style:parent-style-name="Standard">
      <style:paragraph-properties fo:text-align="start" style:justify-single-word="false"/>
      <style:text-properties officeooo:rsid="000a40ac" officeooo:paragraph-rsid="000ade26"/>
    </style:style>
    <style:style style:name="P6" style:family="paragraph" style:parent-style-name="Standard">
      <style:paragraph-properties fo:text-align="start" style:justify-single-word="false"/>
      <style:text-properties officeooo:rsid="000a40ac" officeooo:paragraph-rsid="00107263"/>
    </style:style>
    <style:style style:name="P7" style:family="paragraph" style:parent-style-name="Standard">
      <style:paragraph-properties fo:text-align="start" style:justify-single-word="false"/>
      <style:text-properties officeooo:rsid="000a40ac" officeooo:paragraph-rsid="000a40ac"/>
    </style:style>
    <style:style style:name="P8" style:family="paragraph" style:parent-style-name="Standard">
      <style:paragraph-properties fo:text-align="start" style:justify-single-word="false"/>
      <style:text-properties style:text-position="0% 100%" officeooo:rsid="000a40ac" officeooo:paragraph-rsid="000cfd2a"/>
    </style:style>
    <style:style style:name="P9" style:family="paragraph" style:parent-style-name="Standard">
      <style:paragraph-properties fo:text-align="start" style:justify-single-word="false"/>
      <style:text-properties style:text-position="0% 100%" officeooo:rsid="000cfd2a" officeooo:paragraph-rsid="000cfd2a"/>
    </style:style>
    <style:style style:name="P10" style:family="paragraph" style:parent-style-name="Standard">
      <style:paragraph-properties fo:text-align="start" style:justify-single-word="false"/>
      <style:text-properties style:text-position="0% 100%" officeooo:rsid="000cfd2a" officeooo:paragraph-rsid="000e4e38"/>
    </style:style>
    <style:style style:name="P11" style:family="paragraph" style:parent-style-name="Standard">
      <style:paragraph-properties fo:text-align="start" style:justify-single-word="false"/>
      <style:text-properties style:text-position="0% 100%" officeooo:rsid="000e4e38" officeooo:paragraph-rsid="000e4e38"/>
    </style:style>
    <style:style style:name="P12" style:family="paragraph" style:parent-style-name="Standard">
      <style:paragraph-properties fo:text-align="start" style:justify-single-word="false"/>
      <style:text-properties style:text-position="0% 100%" officeooo:rsid="000e4e38" officeooo:paragraph-rsid="000ee499"/>
    </style:style>
    <style:style style:name="P13" style:family="paragraph" style:parent-style-name="Standard">
      <style:paragraph-properties fo:text-align="start" style:justify-single-word="false"/>
      <style:text-properties style:text-line-through-style="solid" style:text-line-through-type="single" style:text-position="0% 100%" officeooo:rsid="000e4e38" officeooo:paragraph-rsid="000e4e38"/>
    </style:style>
    <style:style style:name="P14" style:family="paragraph" style:parent-style-name="Standard">
      <style:paragraph-properties fo:text-align="start" style:justify-single-word="false"/>
      <style:text-properties officeooo:rsid="000ee499" officeooo:paragraph-rsid="000ee499"/>
    </style:style>
    <style:style style:name="P15" style:family="paragraph" style:parent-style-name="Standard">
      <style:paragraph-properties fo:text-align="start" style:justify-single-word="false" fo:break-before="page"/>
      <style:text-properties style:text-position="0% 100%" officeooo:rsid="000a40ac" officeooo:paragraph-rsid="000cfd2a"/>
    </style:style>
    <style:style style:name="T1" style:family="text">
      <style:text-properties officeooo:rsid="000ade26"/>
    </style:style>
    <style:style style:name="T2" style:family="text">
      <style:text-properties officeooo:rsid="000b8337"/>
    </style:style>
    <style:style style:name="T3" style:family="text">
      <style:text-properties officeooo:rsid="000a40ac"/>
    </style:style>
    <style:style style:name="T4" style:family="text">
      <style:text-properties style:text-position="super 58%" officeooo:rsid="000b8337"/>
    </style:style>
    <style:style style:name="T5" style:family="text">
      <style:text-properties style:text-position="0% 100%"/>
    </style:style>
    <style:style style:name="T6" style:family="text">
      <style:text-properties style:text-position="0% 100%" officeooo:rsid="000b8337"/>
    </style:style>
    <style:style style:name="T7" style:family="text">
      <style:text-properties officeooo:rsid="000cfd2a"/>
    </style:style>
    <style:style style:name="T8" style:family="text">
      <style:text-properties officeooo:rsid="000e4e38"/>
    </style:style>
    <style:style style:name="T9" style:family="text">
      <style:text-properties officeooo:rsid="000ee499"/>
    </style:style>
    <style:style style:name="T10" style:family="text">
      <style:text-properties style:text-line-through-style="none" style:text-line-through-type="none" officeooo:rsid="000ee499"/>
    </style:style>
    <style:style style:name="T11" style:family="text">
      <style:text-properties style:text-line-through-style="none" style:text-line-through-type="none" style:text-position="0% 100%" officeooo:rsid="00107263"/>
    </style:style>
    <style:style style:name="T12" style:family="text">
      <style:text-properties officeooo:rsid="001072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eamweaver</text:p>
      <text:p text:style-name="P1">FAQ</text:p>
      <text:p text:style-name="P2"/>
      <text:p text:style-name="P2"/>
      <text:p text:style-name="P14">What are Dreamweavers?</text:p>
      <text:p text:style-name="P14">- Dreamweavers are a fraternal <text:span text:style-name="T12">organization</text:span> advanc<text:span text:style-name="T12">ing</text:span> prosocial philosophies we would like others to think about and possibly embrace. We practice and support inclusion without regard to sex, race, religion, ethnicity, gender, sexual orientation, economic status, political affiliation or disability.</text:p>
      <text:p text:style-name="P3">- <text:span text:style-name="T12">Dreamweavers are inclusive and support different cultural and social lifestyles.</text:span></text:p>
      <text:p text:style-name="P3">- <text:span text:style-name="T12">Dreamweavers strive to align individual members into working groups with common social values.</text:span></text:p>
      <text:p text:style-name="P3"/>
      <text:p text:style-name="P3">What is a <text:span text:style-name="T1">Member</text:span>?</text:p>
      <text:p text:style-name="P3">- <text:span text:style-name="T1">The</text:span> <text:span text:style-name="T1">website’s </text:span>prosocial group member <text:span text:style-name="T1">interested in</text:span> creating unique experiences for others.</text:p>
      <text:p text:style-name="P3"/>
      <text:p text:style-name="P3">What is a <text:span text:style-name="T1">Server</text:span>?</text:p>
      <text:p text:style-name="P3">- <text:span text:style-name="T1">The</text:span> <text:span text:style-name="T1">website’s </text:span>prosocial group member <text:span text:style-name="T1">interested in</text:span> creating unique experiences for others in and outside of the Dreamweaver network <text:span text:style-name="T1">by participating in Dream Scrums</text:span>.</text:p>
      <text:p text:style-name="P3"/>
      <text:p text:style-name="P2">What is a Dreamweaver?</text:p>
      <text:p text:style-name="P3">- <text:span text:style-name="T1">The</text:span> <text:span text:style-name="T1">website’s </text:span>prosocial group member dedicated to creating unique experiences for others in and outside of the Dreamweaver network <text:span text:style-name="T1">by leading Dream Scrums</text:span>.</text:p>
      <text:p text:style-name="P3"/>
      <text:p text:style-name="P2">What kind of experiences?</text:p>
      <text:p text:style-name="P2">- Each Experience is unique: The goal is to make the receiver have a sense of being seen, feeling welcomed and belonging.</text:p>
      <text:p text:style-name="P2"/>
      <text:p text:style-name="P2">How to become a Dreamweaver?</text:p>
      <text:p text:style-name="P2">- Attend the Dreamweaver Academy on-line <text:span text:style-name="T1">(90 days)</text:span> or in-person <text:span text:style-name="T1">(120 hours) </text:span>to be a candidate. Graduates and potential initiates then apply to join a Dreamweaver workgroup.</text:p>
      <text:p text:style-name="P2"/>
      <text:p text:style-name="P2">What are Dreamweaver workgroups?</text:p>
      <text:p text:style-name="P2">- Work<text:span text:style-name="T12">ing </text:span>groups <text:span text:style-name="T12">that </text:span>consist of one Dream Master (team leader) and up to six members.</text:p>
      <text:p text:style-name="P6">- <text:span text:style-name="T12">Dreamweaver workgroups are mission specific units created to contribute to the larger </text:span><text:span text:style-name="T11">Dreamweaver network.</text:span></text:p>
      <text:p text:style-name="P6"><text:span text:style-name="T11">- Dreamweaver workgroup members are professional and non-professional depending on the needs of the workgroup.</text:span></text:p>
      <text:p text:style-name="P2"/>
      <text:p text:style-name="P2">How long do Dreamweavers serve?</text:p>
      <text:p text:style-name="P2">- To avoid burn-out Dreamweavers are only ask to serve a total of two years.</text:p>
      <text:p text:style-name="P4"><text:tab/>Time frames: <text:s/><text:span text:style-name="T2">Total time:</text:span></text:p>
      <text:p text:style-name="P4"><text:tab/><text:span text:style-name="T2">90 days<text:tab/>90 days <text:s/>- <text:s/></text:span>D<text:span text:style-name="T2">reamweaver</text:span> Graduates (D<text:span text:style-name="T2">reamweaver</text:span> Academy)</text:p>
      <text:p text:style-name="P4"><text:tab/><text:span text:style-name="T2">90 days <text:tab/>180 days - <text:s/></text:span>D<text:span text:style-name="T2">reamweaver Initiates (Post-Graduates)</text:span></text:p>
      <text:p text:style-name="P4"><text:tab/><text:span text:style-name="T2">180 days<text:tab/>1 year <text:s/>- <text:s/></text:span>D<text:span text:style-name="T2">reamweaver 1</text:span><text:span text:style-name="T4">o </text:span></text:p>
      <text:p text:style-name="P4"><text:span text:style-name="T6"><text:tab/>1 year<text:tab/><text:tab/>2 years <text:s/>- <text:s/></text:span><text:span text:style-name="T5">D</text:span><text:span text:style-name="T6">reamweaver 2</text:span><text:span text:style-name="T4">o </text:span></text:p>
      <text:p text:style-name="P8">- <text:span text:style-name="T7">After two(2) years a </text:span>D<text:span text:style-name="T2">reamweaver 2</text:span><text:span text:style-name="T4">o</text:span><text:span text:style-name="T2"> is eligible for a permanent lead position </text:span>D<text:span text:style-name="T2">reamweaver 3</text:span><text:span text:style-name="T4">o</text:span></text:p>
      <text:p text:style-name="P8"><text:span text:style-name="T6"/></text:p>
      <text:p text:style-name="P8"><text:span text:style-name="T6"/></text:p>
      <text:p text:style-name="P15"><text:span text:style-name="T6"/></text:p>
      <text:p text:style-name="P9"><text:span text:style-name="T2">W</text:span>hat are the benefits of being a Dreamweaver?</text:p>
      <text:p text:style-name="P9">- <text:span text:style-name="T12">Volunteering is a cure for loneliness.</text:span></text:p>
      <text:p text:style-name="P9">- <text:span text:style-name="T12">Gaining a sense of belonging.</text:span></text:p>
      <text:p text:style-name="P9">- <text:span text:style-name="T12">Dreamweavers promote the welfare of the Dreamweaver first, so that in return they may serve better.</text:span></text:p>
      <text:p text:style-name="P10">- Dreamweavers <text:span text:style-name="T8">are provided continual volunteer opportunities</text:span>.</text:p>
      <text:p text:style-name="P10">- Dreamweavers <text:span text:style-name="T8">are provided continual leadership opportunities</text:span>.</text:p>
      <text:p text:style-name="P10">- Dreamweavers <text:span text:style-name="T8">are provided career opportunities</text:span>.</text:p>
      <text:p text:style-name="P9">- Dreamweavers receive the joy of sharing in providing Experiences.</text:p>
      <text:p text:style-name="P9">- Members that are a <text:span text:style-name="T3">Dreamweaver 2</text:span><text:span text:style-name="T4">o </text:span>and above are eligible to receive Dreamweaver Experie<text:span text:style-name="T8">n</text:span>ces.</text:p>
      <text:p text:style-name="P9"/>
      <text:p text:style-name="P11">What happens after the two(2) years of initial service?</text:p>
      <text:p text:style-name="P11">- <text:span text:style-name="T7">After two(2) years </text:span>of initial service <text:span text:style-name="T7">a</text:span>n active contributing<text:span text:style-name="T7"> Dreamweave</text:span>r member their service commitment is considered fulfilled. The benefits of the Dreamweaver network access remain available.</text:p>
      <text:p text:style-name="P11">- Additional benefits are provided for each additional two years of service.</text:p>
      <text:p text:style-name="P11">- Additional leadership opportunities may be available based on service time, experience and performance.</text:p>
      <text:p text:style-name="P11"/>
      <text:p text:style-name="P11">What is “prosocial” behavior?</text:p>
      <text:p text:style-name="P11">- Prosocial behavior is voluntary behavior with the intent to help others.</text:p>
      <text:p text:style-name="P11">- Altruism is the desire to help even if the personal <text:span text:style-name="T9">costs outweigh the benefits. <text:s/>This may be due to empathy, the capacity to understand another person’s perspective by feelingwhat that person feels: an emotional connection.</text:span></text:p>
      <text:p text:style-name="P12">- <text:span text:style-name="T9">Ego</text:span><text:span text:style-name="T10">ism can also create the desire to help due to the self-serving benefit of feeling good when helping others.</text:span></text:p>
      <text:p text:style-name="P12"><text:span text:style-name="T10">- Prosocial behavior can be driven by either selfless(altruism) or self-serving(egoism) motives, or both.</text:span></text:p>
      <text:p text:style-name="P12"><text:span text:style-name="T10"/></text:p>
      <text:p text:style-name="P12"><text:span text:style-name="T10"/></text:p>
      <text:p text:style-name="P13"><text:span text:style-name="T10"/></text:p>
      <text:p text:style-name="P1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5T09:13:55.182000000</meta:creation-date>
    <dc:date>2023-02-16T12:48:44.158000000</dc:date>
    <meta:editing-duration>PT1H34M15S</meta:editing-duration>
    <meta:editing-cycles>3</meta:editing-cycles>
    <meta:generator>LibreOffice/6.2.3.2$Windows_X86_64 LibreOffice_project/aecc05fe267cc68dde00352a451aa867b3b546ac</meta:generator>
    <meta:document-statistic meta:table-count="0" meta:image-count="0" meta:object-count="0" meta:page-count="2" meta:paragraph-count="46" meta:word-count="554" meta:character-count="3621" meta:non-whitespace-character-count="3095"/>
  </office:meta>
</office:document-meta>
</file>